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7_15-36-16_000.jpg</text:p>
          </table:table-cell>
          <table:table-cell table:style-name="ce19" office:value-type="string">
            <text:p>:m RES 1*4 / free# JVEMV6 68#_87:1 / 68. theoretical-physics(tp) / w=~,topics=存在：極限値,other=orig+:(y=√(x+1)),s=~,i=~,doc=r-6-2~1#3.2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2]=&quot;&quot;;[.C2];CONCATENATE([.C2];&quot; / &quot;;[.E2]))" office:value-type="string" office:string-value=":m RES 1*4 / free# JVEMV6 68#_87:1 / 68. theoretical-physics(tp) / w=~,topics=存在：極限値,other=orig+:(y=√(x+1)),s=~,i=~,doc=r-6-2~1#3.2">
            <text:p>:m RES 1*4 / free# JVEMV6 68#_87:1 / 68. theoretical-physics(tp) / w=~,topics=存在：極限値,other=orig+:(y=√(x+1)),s=~,i=~,doc=r-6-2~1#3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7_15-36-34_000.jpg</text:p>
          </table:table-cell>
          <table:table-cell table:style-name="ce19" office:value-type="string">
            <text:p>:m RES 2*4 / free# JVEMV6 68#_87:1 / 68. theoretical-physics(tp) / w=~,topics=存在：極限値,other=q+:正の数の平方根：正負,s=~,i=~,doc=r-6-2~1#3.2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3]=&quot;&quot;;[.C3];CONCATENATE([.C3];&quot; / &quot;;[.E3]))" office:value-type="string" office:string-value=":m RES 2*4 / free# JVEMV6 68#_87:1 / 68. theoretical-physics(tp) / w=~,topics=存在：極限値,other=q+:正の数の平方根：正負,s=~,i=~,doc=r-6-2~1#3.2">
            <text:p>:m RES 2*4 / free# JVEMV6 68#_87:1 / 68. theoretical-physics(tp) / w=~,topics=存在：極限値,other=q+:正の数の平方根：正負,s=~,i=~,doc=r-6-2~1#3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7_15-37-02_000.jpg</text:p>
          </table:table-cell>
          <table:table-cell table:style-name="ce19" office:value-type="string">
            <text:p>:m RES 3*4 / free# JVEMV6 68#_87:1 / 68. theoretical-physics(tp) / w=上に有界,topics=存在：極限値,other=~,s=~,i=~,doc=r-6-2~1#6</text:p>
          </table:table-cell>
          <table:table-cell table:style-name="ce19"/>
          <table:table-cell table:style-name="ce4"/>
          <table:table-cell table:style-name="ce4" office:value-type="string">
            <text:p>N-35-35-24.275207 E-139-34-54.818115</text:p>
          </table:table-cell>
          <table:table-cell table:style-name="ce38" table:formula="of:=IF([.E4]=&quot;&quot;;[.C4];CONCATENATE([.C4];&quot; / &quot;;[.E4]))" office:value-type="string" office:string-value=":m RES 3*4 / free# JVEMV6 68#_87:1 / 68. theoretical-physics(tp) / w=上に有界,topics=存在：極限値,other=~,s=~,i=~,doc=r-6-2~1#6">
            <text:p>:m RES 3*4 / free# JVEMV6 68#_87:1 / 68. theoretical-physics(tp) / w=上に有界,topics=存在：極限値,other=~,s=~,i=~,doc=r-6-2~1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7_15-37-33_000.jpg</text:p>
          </table:table-cell>
          <table:table-cell table:style-name="ce19" office:value-type="string">
            <text:p>:m RES 4*4 / free# JVEMV6 68#_87:1 / 68. theoretical-physics(tp) / w=(α&gt;a),topics=存在：極限値,other=~,s=~,i=~,doc=r-6-2~1#7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5]=&quot;&quot;;[.C5];CONCATENATE([.C5];&quot; / &quot;;[.E5]))" office:value-type="string" office:string-value=":m RES 4*4 / free# JVEMV6 68#_87:1 / 68. theoretical-physics(tp) / w=(α&gt;a),topics=存在：極限値,other=~,s=~,i=~,doc=r-6-2~1#7">
            <text:p>:m RES 4*4 / free# JVEMV6 68#_87:1 / 68. theoretical-physics(tp) / w=(α&gt;a),topics=存在：極限値,other=~,s=~,i=~,doc=r-6-2~1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7_16-43-59_000.jpg</text:p>
          </table:table-cell>
          <table:table-cell table:style-name="ce19" office:value-type="string">
            <text:p>:m / 1*1 / percussion,rythm / session-memo / s.1:content=score,key=~,for=~,from=~,R=~,item=desktop-surface;book-body,hitter=hand:both,pieces=2-pattern,genr=pattern-atom,other=~,memo~,video=2021-09-07_16-41-55_000.mp4</text:p>
          </table:table-cell>
          <table:table-cell table:style-name="ce19"/>
          <table:table-cell table:style-name="ce4"/>
          <table:table-cell table:style-name="ce4" office:value-type="string">
            <text:p>N-35-35-28.944396 E-139-34-49.434814</text:p>
          </table:table-cell>
          <table:table-cell table:style-name="ce38" table:formula="of:=IF([.E6]=&quot;&quot;;[.C6];CONCATENATE([.C6];&quot; / &quot;;[.E6]))" office:value-type="string" office:string-value=":m / 1*1 / percussion,rythm / session-memo / s.1:content=score,key=~,for=~,from=~,R=~,item=desktop-surface;book-body,hitter=hand:both,pieces=2-pattern,genr=pattern-atom,other=~,memo~,video=2021-09-07_16-41-55_000.mp4">
            <text:p>:m / 1*1 / percussion,rythm / session-memo / s.1:content=score,key=~,for=~,from=~,R=~,item=desktop-surface;book-body,hitter=hand:both,pieces=2-pattern,genr=pattern-atom,other=~,memo~,video=2021-09-07_16-41-55_000.mp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7_17-38-24_000.jpg</text:p>
          </table:table-cell>
          <table:table-cell table:style-name="ce19" office:value-type="string">
            <text:p>:m / 1*1 / percussion,rythm / session-memo / s.1:content=score,key=~,for=~,from=~,R=~,item=desktop-surface,hitter=hand:both,pieces=1-pattern,genr=pattern-atom,other=~,memo~ \\\ s.2: s.1:content=score,key=~,for=~,from=~,R=~,item=desktop-surface,hitter=hand:both,pieces=1-pattern,genr=pattern-atom,other=~,memo~</text:p>
          </table:table-cell>
          <table:table-cell table:style-name="ce19"/>
          <table:table-cell table:style-name="ce4"/>
          <table:table-cell table:style-name="ce4" office:value-type="string">
            <text:p>N-35-35-28.49121 E-139-34-49.105224</text:p>
          </table:table-cell>
          <table:table-cell table:style-name="ce38" table:formula="of:=IF([.E7]=&quot;&quot;;[.C7];CONCATENATE([.C7];&quot; / &quot;;[.E7]))" office:value-type="string" office:string-value=":m / 1*1 / percussion,rythm / session-memo / s.1:content=score,key=~,for=~,from=~,R=~,item=desktop-surface,hitter=hand:both,pieces=1-pattern,genr=pattern-atom,other=~,memo~ \\\ s.2: s.1:content=score,key=~,for=~,from=~,R=~,item=desktop-surface,hitter=hand:both,pieces=1-pattern,genr=pattern-atom,other=~,memo~">
            <text:p>:m / 1*1 / percussion,rythm / session-memo / s.1:content=score,key=~,for=~,from=~,R=~,item=desktop-surface,hitter=hand:both,pieces=1-pattern,genr=pattern-atom,other=~,memo~ \\\ s.2: s.1:content=score,key=~,for=~,from=~,R=~,item=desktop-surface,hitter=hand:both,pieces=1-pattern,genr=pattern-atom,other=~,memo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7_21-05-3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61474 E-139-34-54.708251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8_02-21-26_000.jpg</text:p>
          </table:table-cell>
          <table:table-cell table:style-name="ce19" office:value-type="string">
            <text:p>:m :PHOTO 寝た時刻 / 2021 / other=寝たのは、１時ぐらいか。横になって、そのまま寝入ってしまった。この時刻に、起きた。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8" table:formula="of:=IF([.E9]=&quot;&quot;;[.C9];CONCATENATE([.C9];&quot; / &quot;;[.E9]))" office:value-type="string" office:string-value=":m :PHOTO 寝た時刻 / 2021 / other=寝たのは、１時ぐらいか。横になって、そのまま寝入ってしまった。この時刻に、起きた。">
            <text:p>:m :PHOTO 寝た時刻 / 2021 / other=寝たのは、１時ぐらいか。横になって、そのまま寝入ってしまった。この時刻に、起きた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8_07-21-2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9-07_16-41-55_000.mp4</text:p>
          </table:table-cell>
          <table:table-cell table:style-name="ce19" office:value-type="string">
            <text:p>:VIDEO / @自室 / 記録 / percussion,rythm / 演奏、play / 2021-09-07_16-41-55_000.mp4 / todays-rythm,genr=~,for=~,key=~,tempo=~,R=1,i.f.=~,memo=2021-09-07_16-43-59_000.jpg,elements=~,notes=,ReX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percussion,rythm / 演奏、play / 2021-09-07_16-41-55_000.mp4 / todays-rythm,genr=~,for=~,key=~,tempo=~,R=1,i.f.=~,memo=2021-09-07_16-43-59_000.jpg,elements=~,notes=,ReX">
            <text:p>:VIDEO / @自室 / 記録 / percussion,rythm / 演奏、play / 2021-09-07_16-41-55_000.mp4 / todays-rythm,genr=~,for=~,key=~,tempo=~,R=1,i.f.=~,memo=2021-09-07_16-43-59_000.jpg,elements=~,notes=,ReX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9-07_17-35-08_000.mp4</text:p>
          </table:table-cell>
          <table:table-cell table:style-name="ce19" office:value-type="string">
            <text:p>:VIDEO / @自室 / 記録 / percussion,rythm / 演奏、play / 2021-09-07_17-35-08_000.mp4 / todays-rythm,genr=~,for=~,key=~,tempo=~,R=2,i.f.=~,memo=2021-09-07_17-38-24_000.jpg,elements=~,notes=,ReX</text:p>
          </table:table-cell>
          <table:table-cell table:style-name="Default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percussion,rythm / 演奏、play / 2021-09-07_17-35-08_000.mp4 / todays-rythm,genr=~,for=~,key=~,tempo=~,R=2,i.f.=~,memo=2021-09-07_17-38-24_000.jpg,elements=~,notes=,ReX">
            <text:p>:VIDEO / @自室 / 記録 / percussion,rythm / 演奏、play / 2021-09-07_17-35-08_000.mp4 / todays-rythm,genr=~,for=~,key=~,tempo=~,R=2,i.f.=~,memo=2021-09-07_17-38-24_000.jpg,elements=~,notes=,ReX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2021-09-07_23-44-17_000.mp4</text:p>
          </table:table-cell>
          <table:table-cell table:style-name="ce19" office:value-type="string">
            <text:p>:VIDEO / @自室 / 記録 / percussion,rythm / 演奏、play / 2021-09-07_23-44-17_000.mp4 / content=~,key=~,for=~,from=~,R=3,item=pet-bottle,hitter=hand:both,pieces=~,genr=pattern-atom,other=~,memo~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percussion,rythm / 演奏、play / 2021-09-07_23-44-17_000.mp4 / content=~,key=~,for=~,from=~,R=3,item=pet-bottle,hitter=hand:both,pieces=~,genr=pattern-atom,other=~,memo~">
            <text:p>:VIDEO / @自室 / 記録 / percussion,rythm / 演奏、play / 2021-09-07_23-44-17_000.mp4 / content=~,key=~,for=~,from=~,R=3,item=pet-bottle,hitter=hand:both,pieces=~,genr=pattern-atom,other=~,memo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9-07_23-51-01_000.mp4</text:p>
          </table:table-cell>
          <table:table-cell table:style-name="ce17" office:value-type="string">
            <text:p>:VIDEO / @自室 / 記録 / percussion,rythm / 演奏、play / 2021-09-07_23-51-01_000.mp4 / content=~,key=~,for=~,from=~,R=4,item=plastic-pot:2-pieces,hitter=hand:both;finger-tips,pieces=~,genr=pattern-atom,other=~,memo~</text:p>
          </table:table-cell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percussion,rythm / 演奏、play / 2021-09-07_23-51-01_000.mp4 / content=~,key=~,for=~,from=~,R=4,item=plastic-pot:2-pieces,hitter=hand:both;finger-tips,pieces=~,genr=pattern-atom,other=~,memo~">
            <text:p>:VIDEO / @自室 / 記録 / percussion,rythm / 演奏、play / 2021-09-07_23-51-01_000.mp4 / content=~,key=~,for=~,from=~,R=4,item=plastic-pot:2-pieces,hitter=hand:both;finger-tips,pieces=~,genr=pattern-atom,other=~,memo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4 / free# JVEMV6 68#_86:1 / 68. theoretical-physics(tp) / w=~,topics=マクローリン展開：剰余項,other=q:(o(x^2)/x^n=0),s=~,i=~,doc=r-6-1~7#8;r-6-2~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8">2021/09/08</text:date>, <text:time>09:1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8T09:15:31.88</dc:date>
    <dc:creator>iwabuchi ken</dc:creator>
    <meta:editing-duration>P36DT14H23M57S</meta:editing-duration>
    <meta:editing-cycles>13295</meta:editing-cycles>
    <meta:document-statistic meta:table-count="1" meta:cell-count="441" meta:object-count="0"/>
  </office:meta>
</office:document-meta>
</file>